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f0000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svg:stroke-color="#000080" draw:fill="solid" draw:fill-color="#ffffff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637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11.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  <style:text-properties fo:font-size="18pt" fo:font-weight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circle draw:style-name="gr1" draw:text-style-name="P1" draw:layer="layout" svg:width="11.5cm" svg:height="11.5cm" svg:x="5cm" svg:y="12.25cm">
          <text:p text:style-name="P4"/>
        </draw:circle>
        <draw:rect draw:style-name="gr2" draw:text-style-name="P1" draw:layer="layout" svg:width="9.5cm" svg:height="3.25cm" svg:x="6cm" svg:y="16.375cm" draw:corner-radius="1cm">
          <text:p text:style-name="P4"/>
        </draw:rect>
        <draw:frame draw:style-name="gr3" draw:text-style-name="P3" draw:layer="layout" svg:width="8.994cm" svg:height="2.887cm" svg:x="6.253cm" svg:y="16.557cm">
          <draw:text-box>
            <text:p text:style-name="P2"><text:span text:style-name="T1">UWAGA NA PODRÓBKI !</text:span></text:p>
            <text:p text:style-name="P2"><text:span text:style-name="T1">Oryginalne ZAMKI TELEBIT </text:span></text:p>
            <text:p text:style-name="P2"><text:span text:style-name="T1">TYLKO Z LOGO</text:span></text:p>
          </draw:text-box>
        </draw:frame>
        <draw:frame draw:style-name="gr4" draw:text-style-name="P4" draw:layer="layout" svg:width="11.5cm" svg:height="11.95cm" svg:x="-5cm" svg:y="17cm">
          <draw:text-box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marta polak</meta:initial-creator>
    <meta:creation-date>2018-06-02T23:18:50</meta:creation-date>
    <dc:creator>marta polak</dc:creator>
    <dc:date>2018-06-03T00:18:41</dc:date>
    <dc:language>en-GB</dc:language>
    <meta:editing-cycles>3</meta:editing-cycles>
    <meta:editing-duration>PT59M54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